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b768e" officeooo:paragraph-rsid="004b768e"/>
    </style:style>
    <style:style style:name="P2" style:family="paragraph" style:parent-style-name="Standard">
      <style:text-properties officeooo:rsid="004f44ab" officeooo:paragraph-rsid="004f44ab"/>
    </style:style>
    <style:style style:name="T1" style:family="text">
      <style:text-properties officeooo:rsid="004d0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Komenda "|" pozwala połączyć wyjście jednej komendy z wejściem drugiej<text:line-break/>-komenda "grep" to narzędzie do manipulacji tekstu</text:p>
      <text:p text:style-name="P1">-połączenie lspci | grep Ethernet, to wywołanie "lspci" oraz przefiltrowanie tekstu używając "grep Ethernet"<text:span text:style-name="T1"> wyjściem będzie wszystko co zawiera słowo "Ethernet"</text:span></text:p>
      <text:p text:style-name="P2">-Czyszczenie serve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3T08:25:49.642913075</dc:date>
    <meta:editing-duration>PT20H40M52S</meta:editing-duration>
    <meta:editing-cycles>41</meta:editing-cycles>
    <meta:document-statistic meta:table-count="0" meta:image-count="0" meta:object-count="0" meta:page-count="1" meta:paragraph-count="3" meta:word-count="40" meta:character-count="303" meta:non-whitespace-character-count="266"/>
  </office:meta>
</office:document-meta>
</file>